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9ea63" officeooo:paragraph-rsid="0019ea63" style:font-size-asian="16pt" style:font-size-complex="16pt"/>
    </style:style>
    <style:style style:name="P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6pt" officeooo:rsid="0019ea63" officeooo:paragraph-rsid="0019ea63" style:font-size-asian="26pt" style:font-size-complex="26pt"/>
    </style:style>
    <style:style style:name="T1" style:family="text">
      <style:text-properties fo:font-weight="bold" style:font-weight-asian="bold" style:font-weight-complex="bold"/>
    </style:style>
    <style:style style:name="T2" style:family="text">
      <style:text-properties officeooo:rsid="001ab0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13"/><text:span text:style-name="T1"><text:s text:c="2"/>Linux Package management</text:span></text:p>
      <text:p text:style-name="P1"/>
      <text:p text:style-name="P1">As a server administrator you will need to install different software on your server on different occasion .Most of the Linux operating system(Ubuntu Server/Centos server/Open SUSE server) has two different ways of installing software. <text:span text:style-name="T2">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dependencies are met but only the software packages interact with the package manager. And in that way it can install the missing dependencies which other installation system cant do.So now a days software packages are proffer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1:25:22.058714515</meta:creation-date>
    <meta:generator>LibreOffice/6.2.2.2$Linux_X86_64 LibreOffice_project/20$Build-2</meta:generator>
    <dc:date>2019-07-06T12:20:09.870413193</dc:date>
    <meta:editing-duration>PT8M54S</meta:editing-duration>
    <meta:editing-cycles>1</meta:editing-cycles>
    <meta:document-statistic meta:table-count="0" meta:image-count="0" meta:object-count="0" meta:page-count="1" meta:paragraph-count="2" meta:word-count="208" meta:character-count="1321" meta:non-whitespace-character-count="1099"/>
  </office:meta>
</office:document-meta>
</file>